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fo:font-style="normal" style:text-underline-style="none" fo:font-weight="normal" officeooo:rsid="000035d9" officeooo:paragraph-rsid="000035d9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0035d9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012e64"/>
    </style:style>
    <style:style style:name="P4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0035d9" officeooo:paragraph-rsid="000035d9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Preformatted_20_Text">
      <style:paragraph-properties fo:text-align="justify" style:justify-single-word="false"/>
      <style:text-properties fo:font-size="12pt" fo:language="ro" fo:country="RO" fo:font-style="normal" style:text-underline-style="none" fo:font-weight="normal" officeooo:rsid="000035d9" officeooo:paragraph-rsid="000035d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2pt" fo:language="ro" fo:country="RO" officeooo:rsid="000035d9" officeooo:paragraph-rsid="000035d9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fo:font-size="12pt" fo:language="ro" fo:country="RO" officeooo:rsid="000035d9" officeooo:paragraph-rsid="00012e64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018eff"/>
    </style:style>
    <style:style style:name="T1" style:family="text">
      <style:text-properties fo:font-size="12pt" fo:language="ro" fo:country="RO" style:font-size-asian="12pt" style:font-size-complex="12pt"/>
    </style:style>
    <style:style style:name="T2" style:family="text">
      <style:text-properties fo:font-size="12pt" fo:language="ro" fo:country="RO" officeooo:rsid="000035d9" style:font-size-asian="12pt" style:font-size-complex="12pt"/>
    </style:style>
    <style:style style:name="T3" style:family="text">
      <style:text-properties fo:font-size="12pt" fo:language="ro" fo:country="RO" officeooo:rsid="00018eff" style:font-size-asian="12pt" style:font-size-complex="12pt"/>
    </style:style>
    <style:style style:name="T4" style:family="text">
      <style:text-properties fo:font-size="12pt" fo:language="ro" fo:country="RO" fo:font-style="normal" style:text-underline-style="none" fo:font-weight="normal" officeooo:rsid="000035d9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CKSHOT_ROULETTE_RO</text:p>
      <text:p text:style-name="P4"/>
      <text:p text:style-name="P4"/>
      <text:p text:style-name="P5"><text:bookmark text:name="tw-target-text"/>Buckshot Roulette este un joc video de groază de tip indie din 2023, dezvoltat și publicat de Mike Klubnika pe itch.io. A fost lansat pe Steam de Critical Reflex pe 4 aprilie 2024, pentru a coincide cu o nouă actualizare. Jocul a fost asemănat cu jocul roguelike din 2021 Inscryption, cu elemente vizuale grele și industriale, spre deosebire de stilul mai rustic și mai mitic al lui Inscryption. Klubnika a dezvoltat jocul în motorul de joc Godot și a compus, de asemenea, muzica jocului.</text:p>
      <text:p text:style-name="P1"/>
      <text:p text:style-name="P8"><text:span text:style-name="T3">Aceast</text:span><text:span text:style-name="T4">ă</text:span><text:span text:style-name="T1"> </text:span><text:span text:style-name="T2">recreere a jocului în limbajul C este doar pentru distracție. Ideea jocului nu este a mea. Creditul îi aparține lui Mike Klubnika.</text:span></text:p>
      <text:p text:style-name="P6"/>
      <text:p text:style-name="P6">Link-uri:</text:p>
      <text:p text:style-name="P6"/>
      <text:p text:style-name="P2"><text:a xlink:type="simple" xlink:href="https://mikeklubnika.itch.io/buckshot-roulette" text:style-name="Internet_20_link" text:visited-style-name="Visited_20_Internet_20_Link"><text:span text:style-name="T2">https://mikeklubnika.itch.io/buckshot-roulette</text:span></text:a></text:p>
      <text:p text:style-name="P2"><text:a xlink:type="simple" xlink:href="https://store.steampowered.com/app/2835570/Buckshot_Roulette/" text:style-name="Internet_20_link" text:visited-style-name="Visited_20_Internet_20_Link"><text:span text:style-name="T2">https://store.steampowered.com/app/2835570/Buckshot_Roulette/</text:span></text:a></text:p>
      <text:p text:style-name="P2"><text:a xlink:type="simple" xlink:href="https://mikeklubnika.bandcamp.com/album/buckshot-roulette" text:style-name="Internet_20_link" text:visited-style-name="Visited_20_Internet_20_Link"><text:span text:style-name="T2">https://mikeklubnika.bandcamp.com/album/buckshot-roulette</text:span></text:a></text:p>
      <text:p text:style-name="P3"><text:a xlink:type="simple" xlink:href="https://www.criticalreflex.com/buckshot_roulette" text:style-name="Internet_20_link" text:visited-style-name="Visited_20_Internet_20_Link"><text:span text:style-name="T2">https://www.criticalreflex.com/buckshot_roulette</text:span></text:a></text:p>
      <text:p text:style-name="P7"><text:s text:c="3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6:44:51.950493823</meta:creation-date>
    <dc:date>2024-07-19T16:55:00.828095967</dc:date>
    <meta:editing-duration>PT10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13" meta:character-count="870" meta:non-whitespace-character-count="762"/>
  </office:meta>
</office:document-meta>
</file>